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0.26cm">
          <text:p/>
        </draw:line>
        <draw:frame draw:style-name="gr3" draw:text-style-name="P5" draw:layer="layout" svg:width="5.08cm" svg:height="5.715cm" svg:x="0.1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entry</text:span></text:p>
            <text:p text:style-name="P4"><text:span text:style-name="T2">hasEntr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  <text:p text:style-name="P4"><text:span text:style-name="T2">items</text:span></text:p>
          </draw:text-box>
        </draw:frame>
        <draw:frame draw:style-name="gr3" draw:text-style-name="P5" draw:layer="layout" svg:width="5.08cm" svg:height="5.715cm" svg:x="5.18cm" svg:y="4.545cm">
          <draw:text-box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tEntry</text:span></text:p>
            <text:p text:style-name="P4"><text:span text:style-name="T2">setMethod</text:span></text:p>
            <text:p text:style-name="P4"><text:span text:style-name="T2">supplier</text:span></text:p>
            <text:p text:style-name="P4"><text:span text:style-name="T2">unknown</text:span></text:p>
            <text:p text:style-name="P4"><text:span text:style-name="T2">unSetMethod</text:span></text:p>
            <text:p text:style-name="P4"><text:span text:style-name="T2">xor</text:span></text:p>
          </draw:text-box>
        </draw:frame>
        <draw:line draw:style-name="gr2" draw:text-style-name="P3" draw:layer="layout" svg:x1="10.26cm" svg:y1="10.26cm" svg:x2="0.1cm" svg:y2="10.26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0.725cm" svg:x="0.1cm" svg:y="3.27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10.26cm" svg:y2="3.91cm">
          <text:p/>
        </draw:line>
        <draw:line draw:style-name="gr2" draw:text-style-name="P3" draw:layer="layout" svg:x1="5.18cm" svg:y1="10.26cm" svg:x2="5.18cm" svg:y2="3.91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10.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0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3:34:21.20</dc:date>
    <dc:language>en-US</dc:language>
    <meta:editing-cycles>17</meta:editing-cycles>
    <meta:editing-duration>PT01H41M37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